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8f6e" officeooo:paragraph-rsid="00068f6e"/>
    </style:style>
    <style:style style:name="P2" style:family="paragraph" style:parent-style-name="Standard" style:list-style-name="L1">
      <style:text-properties officeooo:rsid="00068f6e" officeooo:paragraph-rsid="00068f6e"/>
    </style:style>
    <style:style style:name="P3" style:family="paragraph" style:parent-style-name="Standard" style:list-style-name="L2">
      <style:text-properties officeooo:rsid="00068f6e" officeooo:paragraph-rsid="00068f6e"/>
    </style:style>
    <style:style style:name="P4" style:family="paragraph" style:parent-style-name="Standard" style:list-style-name="L3">
      <style:text-properties officeooo:rsid="00068f6e" officeooo:paragraph-rsid="00068f6e"/>
    </style:style>
    <style:style style:name="P5" style:family="paragraph" style:parent-style-name="Standard" style:list-style-name="L4">
      <style:text-properties officeooo:rsid="00068f6e" officeooo:paragraph-rsid="00068f6e"/>
    </style:style>
    <style:style style:name="P6" style:family="paragraph" style:parent-style-name="Standard">
      <style:text-properties officeooo:rsid="00068f6e" officeooo:paragraph-rsid="00068f6e"/>
    </style:style>
    <style:style style:name="P7" style:family="paragraph" style:parent-style-name="Standard" style:list-style-name="L5">
      <style:text-properties officeooo:rsid="0007e5a4" officeooo:paragraph-rsid="0007e5a4"/>
    </style:style>
    <style:style style:name="P8" style:family="paragraph" style:parent-style-name="Standard">
      <style:text-properties officeooo:rsid="0007e5a4" officeooo:paragraph-rsid="0007e5a4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de navegador.</text:p>
      <text:p text:style-name="P1"/>
      <text:p text:style-name="P1">History</text:p>
      <text:p text:style-name="P1">Consultar las URL de las páginas que ha visitado dentro de una ventana del navegador. Permite manipular el historial utilizando JS sin entrar en el navegador</text:p>
      <text:p text:style-name="P1">métodos:</text:p>
      <text:p text:style-name="P1">back: carga la URL anterior del historial.</text:p>
      <text:p text:style-name="P1">forward: carga la URL siguiente del historial.</text:p>
      <text:p text:style-name="P1">go: va a una página en concreto del historial que se pasa por parámetro.</text:p>
      <text:p text:style-name="P1">Length: saca cuantas páginas hay en el hsitorial.</text:p>
      <text:p text:style-name="P1"/>
      <text:p text:style-name="P1">Location</text:p>
      <text:p text:style-name="P1">href:</text:p>
      <text:p text:style-name="P1">hostname: host de la página</text:p>
      <text:p text:style-name="P1">pathname: ruta de la página</text:p>
      <text:p text:style-name="P1">protocol: </text:p>
      <text:p text:style-name="P1">hash: en caso de hash o ancla la muestra</text:p>
      <text:p text:style-name="P1">host:</text:p>
      <text:p text:style-name="P1">origin:</text:p>
      <text:p text:style-name="P1">port:</text:p>
      <text:p text:style-name="P1">search:</text:p>
      <text:p text:style-name="P1"/>
      <text:p text:style-name="P1">Eventos js</text:p>
      <text:p text:style-name="P1">Instrucciones que se ejecutan cuando ocurre algo.(Excepto cuando es automático que sucede cuando termina la cdarga de una página: onload).</text:p>
      <text:p text:style-name="P1"/>
      <text:p text:style-name="P1">Un evento es cualquier suceso que puede producirse en un elemento de una página web.</text:p>
      <text:p text:style-name="P1">El manejador del evento es la acción que nos permite ejecutar un código por ejemplo:</text:p>
      <text:list text:style-name="L1">
        <text:list-item>
          <text:p text:style-name="P2">pulsar botón</text:p>
        </text:list-item>
        <text:list-item>
          <text:p text:style-name="P2">pulsar tecla</text:p>
        </text:list-item>
        <text:list-item>
          <text:p text:style-name="P2">pulsar elemento HTML</text:p>
        </text:list-item>
        <text:list-item>
          <text:p text:style-name="P2">Modificar campo de texto</text:p>
        </text:list-item>
      </text:list>
      <text:p text:style-name="P1">Capturar un evento es programar la acción.</text:p>
      <text:p text:style-name="P1">El DOM es el que gestiona</text:p>
      <text:p text:style-name="P1"/>
      <text:p text:style-name="P1">El modelo de evento en línea es el modo fácil pero menos recomendable.</text:p>
      <text:p text:style-name="P1">Cada elemento tienen sus eventos como propiedades(nombre del evento es on seguido de la acción)</text:p>
      <text:p text:style-name="P1">&lt;input type=”button” value=”boton hola” onclick=”alert(‘hola mundo’);”/&gt;</text:p>
      <text:p text:style-name="P1"/>
      <text:p text:style-name="P1">Hay acciones que desencadenan varios eventos, por ejemplo submit que desencadena onmousedown, onclick, onmouseup, onsubmit.</text:p>
      <text:p text:style-name="P1"/>
      <text:p text:style-name="P1">Evento onload</text:p>
      <text:p text:style-name="P1">no ejecuta ningun JS hasta que no se ha cargad por completo la página</text:p>
      <text:p text:style-name="P1">&lt;body onload=”funcion a ejecutar”&gt; </text:p>
      <text:p text:style-name="P1"/>
      <text:p text:style-name="P1">Modelo de eevnto tradicional</text:p>
      <text:p text:style-name="P1">Consisite en aplicar sobre un elemento seleccionado a través de JS, un evento de la forma “onNombreEvento”(onclick...)</text:p>
      <text:p text:style-name="P1"/>
      <text:p text:style-name="P1"/>
      <text:p text:style-name="P1"/>
      <text:p text:style-name="P1"><text:soft-page-break/>Modelo de eventos de W3C</text:p>
      <text:p text:style-name="P1">Se utiliza para vincular un evento a una funcion JS.</text:p>
      <text:p text:style-name="P1">Parámetros.</text:p>
      <text:list text:style-name="L2">
        <text:list-item>
          <text:p text:style-name="P3">Evento (nombre sin on)</text:p>
        </text:list-item>
        <text:list-item>
          <text:p text:style-name="P3">La función ejecutar</text:p>
        </text:list-item>
        <text:list-item>
          <text:p text:style-name="P3">useCapture: sis se quiere iniciar que al iniciar la captura todos los elementos de ese tipo se lancen como..</text:p>
        </text:list-item>
      </text:list>
      <text:p text:style-name="P1"/>
      <text:p text:style-name="P1">Es como poner a los elemento un sensot que detecte cada vez que se hace click o se pasa por encima</text:p>
      <text:p text:style-name="P1"/>
      <text:p text:style-name="P1">para eso se utiliza el método addEventListener con dos o tres atributos:</text:p>
      <text:list text:style-name="L3">
        <text:list-item>
          <text:p text:style-name="P4">nombre del evento que se está “escuchandi”</text:p>
        </text:list-item>
        <text:list-item>
          <text:p text:style-name="P4">función<text:span text:style-name="T1"/></text:p>
        </text:list-item>
        <text:list-item>
          <text:p text:style-name="P4">opcional. Fase de burbujrao. Que es cuando se ejecuta el evento. Siempre false.</text:p>
        </text:list-item>
      </text:list>
      <text:p text:style-name="P1">Elemento.addEventListener(&lt;evento_sin_on&gt;)”&lt;funtion&gt;.&lt;false/true&gt;;</text:p>
      <text:p text:style-name="P1"/>
      <text:p text:style-name="P1">Ejercicio</text:p>
      <text:p text:style-name="P1">Web botón “púlsame”</text:p>
      <text:list text:style-name="L4">
        <text:list-item>
          <text:p text:style-name="P5">Si es pulsado: la página cambiar de color(aleatorio)</text:p>
        </text:list-item>
        <text:list-item>
          <text:p text:style-name="P5">Si se pulsa en cualquier otra parte: la página vuelve a ser de color blanco</text:p>
        </text:list-item>
        <text:list-item>
          <text:p text:style-name="P5">evento (event) muestre la posición del ratón</text:p>
        </text:list-item>
      </text:list>
      <text:p text:style-name="P1"/>
      <text:list xml:id="list2028108480" text:style-name="L5">
        <text:list-item>
          <text:p text:style-name="P7">e.type <text:s/>extraemos el tipo de evento</text:p>
        </text:list-item>
        <text:list-item>
          <text:p text:style-name="P7">e.target extraemos el elemento que ha producido ese evento</text:p>
        </text:list-item>
      </text:list>
      <text:p text:style-name="P8"/>
      <text:list xml:id="list112809710917007" text:continue-numbering="true" text:style-name="L5">
        <text:list-item>
          <text:p text:style-name="P7">domument.querySelector() método que permite obtener el primer elemento que coincida con el selector de css y lo toma como argume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8:13:47.411000000</meta:creation-date>
    <dc:date>2023-12-04T11:28:09.279000000</dc:date>
    <meta:editing-duration>PT4H2M6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57" meta:word-count="441" meta:character-count="2663" meta:non-whitespace-character-count="2292"/>
  </office:meta>
</office:document-meta>
</file>